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standard">
      <style:graphic-properties draw:marker-start="Arrow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8.62cm" svg:y="6.715cm">
          <text:p/>
          <draw:enhanced-geometry draw:type="quadrat"/>
        </draw:custom-shape>
        <draw:custom-shape draw:style-name="gr1" draw:text-style-name="P1" draw:layer="layout" svg:width="3.81cm" svg:height="3.81cm" svg:x="6.08cm" svg:y="6.08cm">
          <text:p/>
          <draw:enhanced-geometry draw:type="quadrat"/>
        </draw:custom-shape>
        <draw:custom-shape draw:style-name="gr2" draw:text-style-name="P1" draw:layer="layout" svg:width="6.985cm" svg:height="5.08cm" svg:x="2.27cm" svg:y="4.175cm">
          <text:p/>
          <draw:enhanced-geometry draw:type="quadrat"/>
        </draw:custom-shape>
        <draw:g>
          <draw:custom-shape draw:style-name="gr3" draw:text-style-name="P2" draw:id="id2" draw:layer="layout" svg:width="3.81cm" svg:height="1.905cm" svg:x="9.228cm" svg:y="8.04cm">
            <text:p text:style-name="P2"><text:span text:style-name="T1">Controller</text:span></text:p>
            <draw:enhanced-geometry svg:viewBox="0 0 21600 21600" draw:extrusion="true" dr3d:shade-mode="flat" draw:extrusion-metal="false" draw:extrusion-specularity="0%" draw:extrusion-diffusion="0%" draw:type="rectangle" draw:enhanced-path="M 0 0 L 21600 0 21600 21600 0 21600 0 0 Z N"/>
          </draw:custom-shape>
          <draw:g draw:id="id5">
            <draw:custom-shape draw:style-name="gr4" draw:text-style-name="P2" draw:layer="layout" svg:width="3.175cm" svg:height="1.905cm" svg:x="3.378cm" svg:y="14.62cm">
              <text:p text:style-name="P2"><text:span text:style-name="T1">Application</text:span></text:p>
              <text:p text:style-name="P2"><text:span text:style-name="T1">Instance</text:span></text:p>
              <draw:enhanced-geometry svg:viewBox="0 0 21600 21600" draw:extrusion="true" dr3d:shade-mode="flat" draw:extrusion-metal="false" draw:extrusion-specularity="0%" draw:extrusion-diffusion="0%" draw:type="rectangle" draw:enhanced-path="M 0 0 L 21600 0 21600 21600 0 21600 0 0 Z N"/>
            </draw:custom-shape>
            <draw:custom-shape draw:style-name="gr5" draw:text-style-name="P2" draw:id="id1" draw:layer="layout" svg:width="2.205cm" svg:height="1.27cm" svg:x="3.813cm" svg:y="13.35cm">
              <text:p text:style-name="P2"><text:span text:style-name="T1">Agent</text:span></text:p>
              <draw:enhanced-geometry svg:viewBox="0 0 21600 21600" draw:extrusion="true" dr3d:shade-mode="flat" draw:extrusion-metal="false" draw:extrusion-specularity="0%" draw:extrusion-diffusion="0%" draw:type="rectangle" draw:enhanced-path="M 0 0 L 21600 0 21600 21600 0 21600 0 0 Z N"/>
            </draw:custom-shape>
          </draw:g>
          <draw:custom-shape draw:style-name="gr6" draw:text-style-name="P2" draw:id="id6" draw:layer="layout" svg:width="3.175cm" svg:height="1.905cm" svg:x="9.546cm" svg:y="17.995cm">
            <text:p text:style-name="P2"><text:span text:style-name="T1">Network</text:span></text:p>
            <text:p text:style-name="P2"><text:span text:style-name="T1">Emulator</text:span></text:p>
            <draw:enhanced-geometry svg:viewBox="0 0 21600 21600" draw:extrusion="true" dr3d:shade-mode="flat" draw:extrusion-metal="false" draw:extrusion-specularity="0%" draw:extrusion-diffusion="0%" draw:type="rectangle" draw:enhanced-path="M 0 0 L 21600 0 21600 21600 0 21600 0 0 Z N"/>
          </draw:custom-shape>
          <draw:connector draw:style-name="gr7" draw:text-style-name="P1" draw:layer="layout" svg:x1="4.915cm" svg:y1="13.35cm" svg:x2="11.133cm" svg:y2="9.945cm" draw:start-shape="id1" draw:start-glue-point="0" draw:end-shape="id2" draw:end-glue-point="2" svg:d="m4915 13350v-1927h6218v-1478">
            <text:p/>
          </draw:connector>
          <draw:custom-shape draw:style-name="gr5" draw:text-style-name="P2" draw:id="id3" draw:layer="layout" svg:width="2.205cm" svg:height="1.27cm" svg:x="10.063cm" svg:y="16.697cm">
            <text:p text:style-name="P2"><text:span text:style-name="T1">Agent</text:span></text:p>
            <draw:enhanced-geometry svg:viewBox="0 0 21600 21600" draw:extrusion="true" dr3d:shade-mode="flat" draw:extrusion-metal="false" draw:extrusion-specularity="0%" draw:extrusion-diffusion="0%" draw:type="rectangle" draw:enhanced-path="M 0 0 L 21600 0 21600 21600 0 21600 0 0 Z N"/>
          </draw:custom-shape>
          <draw:connector draw:style-name="gr7" draw:text-style-name="P1" draw:layer="layout" svg:x1="11.165cm" svg:y1="16.697cm" svg:x2="11.133cm" svg:y2="10.646cm" draw:start-shape="id3" draw:start-glue-point="0" svg:d="m11165 16697v-3500h-32v-2551">
            <text:p/>
          </draw:connector>
          <draw:g draw:id="id4">
            <draw:custom-shape draw:style-name="gr4" draw:text-style-name="P2" draw:layer="layout" svg:width="3.175cm" svg:height="1.905cm" svg:x="15.038cm" svg:y="14.62cm">
              <text:p text:style-name="P2"><text:span text:style-name="T1">Application</text:span></text:p>
              <text:p text:style-name="P2"><text:span text:style-name="T1">Instance</text:span></text:p>
              <draw:enhanced-geometry svg:viewBox="0 0 21600 21600" draw:extrusion="true" dr3d:shade-mode="flat" draw:extrusion-metal="false" draw:extrusion-specularity="0%" draw:extrusion-diffusion="0%" draw:type="rectangle" draw:enhanced-path="M 0 0 L 21600 0 21600 21600 0 21600 0 0 Z N"/>
            </draw:custom-shape>
            <draw:custom-shape draw:style-name="gr5" draw:text-style-name="P2" draw:layer="layout" svg:width="2.205cm" svg:height="1.27cm" svg:x="15.473cm" svg:y="13.35cm">
              <text:p text:style-name="P2"><text:span text:style-name="T1">Agent</text:span></text:p>
              <draw:enhanced-geometry svg:viewBox="0 0 21600 21600" draw:extrusion="true" dr3d:shade-mode="flat" draw:extrusion-metal="false" draw:extrusion-specularity="0%" draw:extrusion-diffusion="0%" draw:type="rectangle" draw:enhanced-path="M 0 0 L 21600 0 21600 21600 0 21600 0 0 Z N"/>
            </draw:custom-shape>
          </draw:g>
          <draw:connector draw:style-name="gr7" draw:text-style-name="P1" draw:layer="layout" svg:x1="11.133cm" svg:y1="9.945cm" svg:x2="16.625cm" svg:y2="13.35cm" draw:start-shape="id2" draw:end-shape="id4" draw:end-glue-point="0" svg:d="m11133 9945v1478h5492v1927">
            <text:p/>
          </draw:connector>
          <draw:connector draw:style-name="gr8" draw:text-style-name="P1" draw:layer="layout" svg:x1="4.965cm" svg:y1="16.525cm" svg:x2="9.546cm" svg:y2="18.947cm" draw:start-shape="id5" draw:start-glue-point="2" draw:end-shape="id6" draw:end-glue-point="3" svg:d="m4965 16525v2422h4581">
            <text:p/>
          </draw:connector>
          <draw:connector draw:style-name="gr8" draw:text-style-name="P1" draw:layer="layout" svg:x1="12.721cm" svg:y1="18.947cm" svg:x2="16.625cm" svg:y2="16.525cm" draw:start-shape="id6" draw:start-glue-point="1" draw:end-shape="id4" draw:end-glue-point="2" svg:d="m12721 18947h3904v-242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1T08:31:24</meta:creation-date>
    <dc:date>2011-03-01T09:23:53</dc:date>
    <meta:editing-duration>PT00H52M31S</meta:editing-duration>
    <meta:editing-cycles>4</meta:editing-cycles>
    <meta:generator>OpenOffice.org/3.2$Linux OpenOffice.org_project/320m15$Build-9492</meta:generator>
    <meta:document-statistic meta:object-count="18"/>
  </office:meta>
</office:document-meta>
</file>